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7000000AE1F7484FEDA92E485.png" manifest:media-type="image/png"/>
  <manifest:file-entry manifest:full-path="Pictures/10000000000002A100000149E96A61D6757A07BD.png" manifest:media-type="image/png"/>
  <manifest:file-entry manifest:full-path="Pictures/10000000000002A30000013DC261949FB7B2D85A.png" manifest:media-type="image/png"/>
  <manifest:file-entry manifest:full-path="Pictures/10000000000002BE00000171115E8F34B8CFAC91.png" manifest:media-type="image/png"/>
  <manifest:file-entry manifest:full-path="Pictures/1000000000000245000000A13F72B0A9DBB93943.png" manifest:media-type="image/png"/>
  <manifest:file-entry manifest:full-path="Pictures/10000000000004A9000000B2D060AAFADA2695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ed5d5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ed5d5" loext:char-shading-value="0" loext:padding="0cm" loext:border="none"/>
    </style:style>
    <style:style style:name="fr1" style:family="graphic" style:parent-style-name="Graphics">
      <style:graphic-properties style:mirror="none" fo:clip="rect(1.07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1.19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1.08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3850,3851)" text:style-name="Internet_20_link" text:visited-style-name="Visited_20_Internet_20_Link"><text:span text:style-name="T2">ST-1175</text:span></text:a><text:a xlink:type="simple" xlink:href="javascript:ST(3850,3851)" text:style-name="Internet_20_link" text:visited-style-name="Visited_20_Internet_20_Link"><text:span text:style-name="T1">:MM_MAT_IDI_EXP_RF88_01</text:span></text:a> </text:p>
      <text:p text:style-name="Standard"/>
      <text:p text:style-name="Standard"><draw:frame draw:style-name="fr1" draw:name="Figura1" text:anchor-type="paragraph" svg:width="17cm" svg:height="7.287cm" draw:z-index="0"><draw:image xlink:href="Pictures/10000000000002A100000149E96A61D6757A07BD.png" xlink:type="simple" xlink:show="embed" xlink:actuate="onLoad"/></draw:frame></text:p>
      <text:p text:style-name="Standard"><draw:frame draw:style-name="fr2" draw:name="Figura2" text:anchor-type="paragraph" svg:width="17cm" svg:height="6.849cm" draw:z-index="1"><draw:image xlink:href="Pictures/10000000000002A30000013DC261949FB7B2D85A.png" xlink:type="simple" xlink:show="embed" xlink:actuate="onLoad"/></draw:frame></text:p>
      <text:p text:style-name="Standard"><draw:frame draw:style-name="fr3" draw:name="Figura3" text:anchor-type="paragraph" svg:width="17cm" svg:height="7.941cm" draw:z-index="2"><draw:image xlink:href="Pictures/10000000000002BE00000171115E8F34B8CFAC91.png" xlink:type="simple" xlink:show="embed" xlink:actuate="onLoad"/></draw:frame></text:p>
      <text:p text:style-name="Standard"/>
      <text:p text:style-name="Standard"/>
      <text:p text:style-name="Standard"><draw:frame draw:style-name="fr4" draw:name="Figura4" text:anchor-type="paragraph" svg:width="15.372cm" svg:height="4.26cm" draw:z-index="3"><draw:image xlink:href="Pictures/1000000000000245000000A13F72B0A9DBB93943.png" xlink:type="simple" xlink:show="embed" xlink:actuate="onLoad"/></draw:frame><text:soft-page-break/></text:p>
      <text:p text:style-name="Standard"><draw:frame draw:style-name="fr5" draw:name="Figura5" text:anchor-type="paragraph" svg:width="17cm" svg:height="2.536cm" draw:z-index="4"><draw:image xlink:href="Pictures/10000000000004A9000000B2D060AAFADA2695C9.png" xlink:type="simple" xlink:show="embed" xlink:actuate="onLoad"/></draw:frame></text:p>
      <text:p text:style-name="Standard"><draw:frame draw:style-name="fr5" draw:name="Figura6" text:anchor-type="paragraph" svg:width="17cm" svg:height="2.484cm" draw:z-index="5"><draw:image xlink:href="Pictures/10000000000004A7000000AE1F7484FEDA92E4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7:30:57.957000000</meta:creation-date>
    <dc:date>2018-04-05T07:40:31.231000000</dc:date>
    <meta:editing-duration>PT9M36S</meta:editing-duration>
    <meta:editing-cycles>2</meta:editing-cycles>
    <meta:generator>LibreOffice/5.3.1.2$Windows_X86_64 LibreOffice_project/e80a0e0fd1875e1696614d24c32df0f95f03deb2</meta:generator>
    <meta:document-statistic meta:table-count="0" meta:image-count="6" meta:object-count="0" meta:page-count="2" meta:paragraph-count="1" meta:word-count="1" meta:character-count="31" meta:non-whitespace-character-count="30"/>
  </office:meta>
</office:document-meta>
</file>